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nika Drexlerová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1:.S1])" office:value-type="float" office:value="32" calcext:value-type="float">
            <text:p>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ojtěch Štěpán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2:.S2])" office:value-type="float" office:value="30.5" calcext:value-type="float">
            <text:p>3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nna Priknerová</text:p>
          </table:table-cell>
          <table:table-cell office:value-type="string" calcext:value-type="string">
            <text:p>&amp;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3:.S3])" office:value-type="float" office:value="29.5" calcext:value-type="float">
            <text:p>29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liška Bendová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4:.S4])"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ia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5:.S5])" office:value-type="float" office:value="27.5" calcext:value-type="float">
            <text:p>27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atěj Zdvořilý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6:.S6])" office:value-type="float" office:value="22.5" calcext:value-type="float">
            <text:p>22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artin Hraba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7:.S7])" office:value-type="float" office:value="22.5" calcext:value-type="float">
            <text:p>22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ojtěch Lorenc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C8:.S8])" office:value-type="float" office:value="17.5" calcext:value-type="float">
            <text:p>17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Jana Bartoňová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SUM([.C9:.S9])" office:value-type="float" office:value="15.5" calcext:value-type="float">
            <text:p>15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ryštof Sedláček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C10:.S10])" office:value-type="float" office:value="14.5" calcext:value-type="float">
            <text:p>14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Jakub Šulc</text:p>
          </table:table-cell>
          <table:table-cell office:value-type="string" calcext:value-type="string">
            <text:p>&amp;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C11:.S11])" office:value-type="float" office:value="7.5" calcext:value-type="float">
            <text:p>7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eronika Pavlíková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SUM([.C12:.S12])" office:value-type="float" office:value="6.5" calcext:value-type="float">
            <text:p>6.5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Sheet1.A1:Sheet1.U12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1:17:09.257602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7:12:59.950428105</meta:creation-date>
    <dc:date>2023-08-11T11:26:47.291741770</dc:date>
    <meta:editing-duration>PT18M21S</meta:editing-duration>
    <meta:editing-cycles>2</meta:editing-cycles>
    <meta:generator>LibreOffice/6.0.7.3$Linux_X86_64 LibreOffice_project/00m0$Build-3</meta:generator>
    <meta:document-statistic meta:table-count="1" meta:cell-count="243" meta:object-count="0"/>
  </office:meta>
</office:document-meta>
</file>